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solid" style:text-line-through-type="singl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5.99mm" svg:height="87.67mm" svg:x="173.4mm" svg:y="3.46mm">
            <draw:object draw:notify-on-update-of-ranges="Hoja1.A2:Hoja1.A2 Hoja1.A3:Hoja1.A13 Hoja1.B2:Hoja1.B2 Hoja1.B3:Hoja1.B13 Hoja1.A2:Hoja1.A2 Hoja1.A3:Hoja1.A13 Hoja1.C2:Hoja1.C2 Hoja1.C3:Hoja1.C13 Hoja1.A2:Hoja1.A2 Hoja1.A3:Hoja1.A13 Hoja1.D2:Hoja1.D2 Hoja1.D3:Hoj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2.1mm" svg:height="85.55mm" svg:x="174.32mm" svg:y="108.42mm">
            <draw:object draw:notify-on-update-of-ranges="Hoja1.A16:Hoja1.A16 Hoja1.A17:Hoja1.A27 Hoja1.B16:Hoja1.B16 Hoja1.B17:Hoja1.B27 Hoja1.A16:Hoja1.A16 Hoja1.A17:Hoja1.A27 Hoja1.C16:Hoja1.C16 Hoja1.C17:Hoja1.C27 Hoja1.A16:Hoja1.A16 Hoja1.A17:Hoja1.A27 Hoja1.D16:Hoja1.D16 Hoja1.D17:Hoja1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1"/>
        <table:table-row table:style-name="ro1">
          <table:table-cell table:style-name="ce1" office:value-type="string" calcext:value-type="string" table:number-columns-spanned="4" table:number-rows-spanned="1">
            <text:p>MI PC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Locales</text:p>
          </table:table-cell>
          <table:table-cell table:style-name="ce2" office:value-type="string" calcext:value-type="string">
            <text:p>Globales</text:p>
          </table:table-cell>
          <table:table-cell table:style-name="ce2" office:value-type="string" calcext:value-type="string">
            <text:p>Dinámicos</text:p>
          </table:table-cell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683777" calcext:value-type="float">
            <text:p>0,000683777</text:p>
          </table:table-cell>
          <table:table-cell office:value-type="float" office:value="0.000452668" calcext:value-type="float">
            <text:p>0,000452668</text:p>
          </table:table-cell>
          <table:table-cell office:value-type="float" office:value="0.00027688" calcext:value-type="float">
            <text:p>0,00027688</text:p>
          </table:table-cell>
          <table:table-cell table:number-columns-repeated="3"/>
        </table:table-row>
        <table:table-row table:style-name="ro1">
          <table:table-cell table:style-name="ce4" office:value-type="float" office:value="1048576" calcext:value-type="float">
            <text:p>1048576</text:p>
          </table:table-cell>
          <table:table-cell table:style-name="ce4" office:value-type="float" office:value="0.001381381" calcext:value-type="float">
            <text:p>0,001381381</text:p>
          </table:table-cell>
          <table:table-cell table:style-name="ce4" office:value-type="float" office:value="0.000876283" calcext:value-type="float">
            <text:p>0,000876283</text:p>
          </table:table-cell>
          <table:table-cell table:style-name="ce4" office:value-type="float" office:value="0.000575715" calcext:value-type="float">
            <text:p>0,000575715</text:p>
          </table:table-cell>
          <table:table-cell table:number-columns-repeated="3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1834873" calcext:value-type="float">
            <text:p>0,001834873</text:p>
          </table:table-cell>
          <table:table-cell office:value-type="float" office:value="0.0017858881" calcext:value-type="float">
            <text:p>0,0017858881</text:p>
          </table:table-cell>
          <table:table-cell office:value-type="float" office:value="0.001233541" calcext:value-type="float">
            <text:p>0,001233541</text:p>
          </table:table-cell>
          <table:table-cell table:number-columns-repeated="3"/>
        </table:table-row>
        <table:table-row table:style-name="ro1">
          <table:table-cell table:style-name="ce4" office:value-type="float" office:value="4194304" calcext:value-type="float">
            <text:p>419430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03695965" calcext:value-type="float">
            <text:p>0,003695965</text:p>
          </table:table-cell>
          <table:table-cell table:style-name="ce4" office:value-type="float" office:value="0.002853456" calcext:value-type="float">
            <text:p>0,002853456</text:p>
          </table:table-cell>
          <table:table-cell table:number-columns-repeated="3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-</text:p>
          </table:table-cell>
          <table:table-cell office:value-type="float" office:value="0.007309177" calcext:value-type="float">
            <text:p>0,007309177</text:p>
          </table:table-cell>
          <table:table-cell office:value-type="float" office:value="0.006453486" calcext:value-type="float">
            <text:p>0,006453486</text:p>
          </table:table-cell>
          <table:table-cell table:number-columns-repeated="3"/>
        </table:table-row>
        <table:table-row table:style-name="ro1">
          <table:table-cell table:style-name="ce4" office:value-type="float" office:value="16777216" calcext:value-type="float">
            <text:p>167772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14516858" calcext:value-type="float">
            <text:p>0,014516858</text:p>
          </table:table-cell>
          <table:table-cell table:style-name="ce4" office:value-type="float" office:value="0.011535317" calcext:value-type="float">
            <text:p>0,011535317</text:p>
          </table:table-cell>
          <table:table-cell table:number-columns-repeated="3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-</text:p>
          </table:table-cell>
          <table:table-cell office:value-type="float" office:value="0.028672492" calcext:value-type="float">
            <text:p>0,028672492</text:p>
          </table:table-cell>
          <table:table-cell office:value-type="float" office:value="0.02193468" calcext:value-type="float">
            <text:p>0,02193468</text:p>
          </table:table-cell>
          <table:table-cell table:number-columns-repeated="3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57383994" calcext:value-type="float">
            <text:p>0,057383994</text:p>
          </table:table-cell>
          <table:table-cell table:style-name="ce4" office:value-type="float" office:value="0.044589411" calcext:value-type="float">
            <text:p>0,044589411</text:p>
          </table:table-cell>
          <table:table-cell table:number-columns-repeated="3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-</text:p>
          </table:table-cell>
          <table:table-cell office:value-type="float" office:value="0.114874636" calcext:value-type="float">
            <text:p>0,114874636</text:p>
          </table:table-cell>
          <table:table-cell office:value-type="float" office:value="0.088169312" calcext:value-type="float">
            <text:p>0,088169312</text:p>
          </table:table-cell>
          <table:table-cell table:number-columns-repeated="3"/>
        </table:table-row>
        <table:table-row table:style-name="ro1">
          <table:table-cell table:style-name="ce4" office:value-type="float" office:value="268435456" calcext:value-type="float">
            <text:p>26843545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230139659" calcext:value-type="float">
            <text:p>0,230139659</text:p>
          </table:table-cell>
          <table:table-cell table:style-name="ce4" office:value-type="float" office:value="0.177227405" calcext:value-type="float">
            <text:p>0,177227405</text:p>
          </table:table-cell>
          <table:table-cell table:number-columns-repeated="3"/>
        </table:table-row>
        <table:table-row table:style-name="ro1">
          <table:table-cell table:style-name="ce5" office:value-type="float" office:value="536870912" calcext:value-type="float">
            <text:p>53687091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0.354258726" calcext:value-type="float">
            <text:p>0,35425872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 table:number-columns-repeated="3" table:style-name="ce1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Locales</text:p>
          </table:table-cell>
          <table:table-cell table:style-name="ce2" office:value-type="string" calcext:value-type="string">
            <text:p>Globales</text:p>
          </table:table-cell>
          <table:table-cell table:style-name="ce2" office:value-type="string" calcext:value-type="string">
            <text:p>Dinámico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425618" calcext:value-type="float">
            <text:p>0,000425618</text:p>
          </table:table-cell>
          <table:table-cell office:value-type="float" office:value="0.00045317" calcext:value-type="float">
            <text:p>0,00045317</text:p>
          </table:table-cell>
          <table:table-cell office:value-type="float" office:value="0.000419948" calcext:value-type="float">
            <text:p>0,00041994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1048576" calcext:value-type="float">
            <text:p>1048576</text:p>
          </table:table-cell>
          <table:table-cell table:style-name="ce4" office:value-type="float" office:value="0.00083625" calcext:value-type="float">
            <text:p>0,00083625</text:p>
          </table:table-cell>
          <table:table-cell table:style-name="ce4" office:value-type="float" office:value="0.000850759" calcext:value-type="float">
            <text:p>0,000850759</text:p>
          </table:table-cell>
          <table:table-cell table:style-name="ce4" office:value-type="float" office:value="0.000550689" calcext:value-type="float">
            <text:p>0,00055068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1260025" calcext:value-type="float">
            <text:p>0,001260025</text:p>
          </table:table-cell>
          <table:table-cell office:value-type="float" office:value="0.001115098" calcext:value-type="float">
            <text:p>0,001115098</text:p>
          </table:table-cell>
          <table:table-cell office:value-type="float" office:value="0.001579105" calcext:value-type="float">
            <text:p>0,001579105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float" office:value="4194304" calcext:value-type="float">
            <text:p>419430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03003053" calcext:value-type="float">
            <text:p>0,003003053</text:p>
          </table:table-cell>
          <table:table-cell table:style-name="ce4" office:value-type="float" office:value="0.002490386" calcext:value-type="float">
            <text:p>0,00249038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-</text:p>
          </table:table-cell>
          <table:table-cell office:value-type="float" office:value="0.006071652" calcext:value-type="float">
            <text:p>0,006071652</text:p>
          </table:table-cell>
          <table:table-cell office:value-type="float" office:value="0.005982679" calcext:value-type="float">
            <text:p>0,00598267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float" office:value="16777216" calcext:value-type="float">
            <text:p>167772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12025076" calcext:value-type="float">
            <text:p>0,012025076</text:p>
          </table:table-cell>
          <table:table-cell table:style-name="ce4" office:value-type="float" office:value="0.012100045" calcext:value-type="float">
            <text:p>0,012100045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-</text:p>
          </table:table-cell>
          <table:table-cell office:value-type="float" office:value="0.024006358" calcext:value-type="float">
            <text:p>0,024006358</text:p>
          </table:table-cell>
          <table:table-cell office:value-type="float" office:value="0.023416976" calcext:value-type="float">
            <text:p>0,023416976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4429358" calcext:value-type="float">
            <text:p>0,04429358</text:p>
          </table:table-cell>
          <table:table-cell table:style-name="ce4" office:value-type="float" office:value="0.047130724" calcext:value-type="float">
            <text:p>0,04713072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-</text:p>
          </table:table-cell>
          <table:table-cell office:value-type="float" office:value="0.087653293" calcext:value-type="float">
            <text:p>0,087653293</text:p>
          </table:table-cell>
          <table:table-cell office:value-type="float" office:value="0.093780705" calcext:value-type="float">
            <text:p>0,093780705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float" office:value="268435456" calcext:value-type="float">
            <text:p>26843545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18277683" calcext:value-type="float">
            <text:p>0,18277683</text:p>
          </table:table-cell>
          <table:table-cell table:style-name="ce4" office:value-type="float" office:value="0.185038917" calcext:value-type="float">
            <text:p>0,185038917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5" office:value-type="float" office:value="536870912" calcext:value-type="float">
            <text:p>536870912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5" office:value-type="float" office:value="0.351243974" calcext:value-type="float">
            <text:p>0,351243974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41:05.295129030</meta:creation-date>
    <dc:date>2018-02-27T10:47:52.588912124</dc:date>
    <meta:editing-duration>PT14M3S</meta:editing-duration>
    <meta:editing-cycles>2</meta:editing-cycles>
    <meta:generator>LibreOffice/5.4.5.1$Linux_X86_64 LibreOffice_project/40m0$Build-1</meta:generator>
    <meta:document-statistic meta:table-count="1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cm" svg:height="8.768cm" xlink:href=".." xlink:type="simple" chart:class="chart:scatter" chart:style-name="ch1">
        <chart:title svg:x="7.108cm" svg:y="0.311cm" chart:style-name="ch2">
          <text:p>Mi PC</text:p>
        </chart:title>
        <chart:legend chart:legend-position="end" svg:x="12.642cm" svg:y="3.587cm" style:legend-expansion="high" chart:style-name="ch3"/>
        <chart:plot-area chart:style-name="ch4" table:cell-range-address="Hoja1.A2:Hoja1.D13" chart:data-source-has-labels="row" svg:x="1.323cm" svg:y="1.265cm" svg:width="11.007cm" svg:height="6.347cm">
          <chartooo:coordinate-region svg:x="2.606cm" svg:y="1.464cm" svg:width="8.796cm" svg:height="5.501cm"/>
          <chart:axis chart:dimension="x" chart:name="primary-x" chart:style-name="ch5">
            <chart:title svg:x="5.684cm" svg:y="7.787cm" chart:style-name="ch6">
              <text:p>Tamaño(bytes)</text:p>
            </chart:title>
          </chart:axis>
          <chart:axis chart:dimension="y" chart:name="primary-y" chart:style-name="ch5">
            <chart:title svg:x="0.451cm" svg:y="5.395cm" chart:style-name="ch7">
              <text:p>Tiempo (ms)</text:p>
            </chart:title>
            <chart:grid chart:style-name="ch8" chart:class="major"/>
          </chart:axis>
          <chart:series chart:style-name="ch9" chart:values-cell-range-address="Hoja1.B3:Hoja1.B13" chart:label-cell-address="Hoja1.B2:Hoja1.B2" chart:class="chart:scatter">
            <chart:domain table:cell-range-address="Hoja1.A3:Hoja1.A13"/>
            <chart:data-point chart:repeated="11"/>
          </chart:series>
          <chart:series chart:style-name="ch10" chart:values-cell-range-address="Hoja1.C3:Hoja1.C13" chart:label-cell-address="Hoja1.C2:Hoja1.C2" chart:class="chart:scatter">
            <chart:data-point chart:repeated="11"/>
          </chart:series>
          <chart:series chart:style-name="ch11" chart:values-cell-range-address="Hoja1.D3:Hoja1.D13" chart:label-cell-address="Hoja1.D2:Hoja1.D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ocales</text:p>
                <draw:g>
                  <svg:desc>Hoja1.B2:Hoja1.B2</svg:desc>
                </draw:g>
              </table:table-cell>
              <table:table-cell office:value-type="string">
                <text:p>Globales</text:p>
                <draw:g>
                  <svg:desc>Hoja1.C2:Hoja1.C2</svg:desc>
                </draw:g>
              </table:table-cell>
              <table:table-cell office:value-type="string">
                <text:p>Dinámicos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A3:Hoja1.A13</svg:desc>
                </draw:g>
              </table:table-cell>
              <table:table-cell office:value-type="float" office:value="0.000683777">
                <text:p>0.000683777</text:p>
                <draw:g>
                  <svg:desc>Hoja1.B3:Hoja1.B13</svg:desc>
                </draw:g>
              </table:table-cell>
              <table:table-cell office:value-type="float" office:value="0.000452668">
                <text:p>0.000452668</text:p>
                <draw:g>
                  <svg:desc>Hoja1.C3:Hoja1.C13</svg:desc>
                </draw:g>
              </table:table-cell>
              <table:table-cell office:value-type="float" office:value="0.00027688">
                <text:p>0.00027688</text:p>
                <draw:g>
                  <svg:desc>Hoja1.D3:Hoja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381381">
                <text:p>0.001381381</text:p>
              </table:table-cell>
              <table:table-cell office:value-type="float" office:value="0.000876283">
                <text:p>0.000876283</text:p>
              </table:table-cell>
              <table:table-cell office:value-type="float" office:value="0.000575715">
                <text:p>0.00057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834873">
                <text:p>0.001834873</text:p>
              </table:table-cell>
              <table:table-cell office:value-type="float" office:value="0.0017858881">
                <text:p>0.0017858881</text:p>
              </table:table-cell>
              <table:table-cell office:value-type="float" office:value="0.001233541">
                <text:p>0.001233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695965">
                <text:p>0.003695965</text:p>
              </table:table-cell>
              <table:table-cell office:value-type="float" office:value="0.002853456">
                <text:p>0.002853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7309177">
                <text:p>0.007309177</text:p>
              </table:table-cell>
              <table:table-cell office:value-type="float" office:value="0.006453486">
                <text:p>0.006453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4516858">
                <text:p>0.014516858</text:p>
              </table:table-cell>
              <table:table-cell office:value-type="float" office:value="0.011535317">
                <text:p>0.011535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8672492">
                <text:p>0.028672492</text:p>
              </table:table-cell>
              <table:table-cell office:value-type="float" office:value="0.02193468">
                <text:p>0.02193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57383994">
                <text:p>0.057383994</text:p>
              </table:table-cell>
              <table:table-cell office:value-type="float" office:value="0.044589411">
                <text:p>0.044589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14874636">
                <text:p>0.114874636</text:p>
              </table:table-cell>
              <table:table-cell office:value-type="float" office:value="0.088169312">
                <text:p>0.088169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230139659">
                <text:p>0.230139659</text:p>
              </table:table-cell>
              <table:table-cell office:value-type="float" office:value="0.177227405">
                <text:p>0.177227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258726">
                <text:p>0.354258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1cm" svg:height="8.556cm" xlink:href=".." xlink:type="simple" chart:class="chart:scatter" chart:style-name="ch1">
        <chart:title svg:x="6.847cm" svg:y="0.307cm" chart:style-name="ch2">
          <text:p>atcgrid</text:p>
        </chart:title>
        <chart:legend chart:legend-position="end" svg:x="12.253cm" svg:y="3.481cm" style:legend-expansion="high" chart:style-name="ch3"/>
        <chart:plot-area chart:style-name="ch4" table:cell-range-address="Hoja1.A16:Hoja1.D27" chart:data-source-has-labels="row" svg:x="1.315cm" svg:y="1.257cm" svg:width="10.634cm" svg:height="6.147cm">
          <chartooo:coordinate-region svg:x="2.598cm" svg:y="1.456cm" svg:width="8.423cm" svg:height="5.301cm"/>
          <chart:axis chart:dimension="x" chart:name="primary-x" chart:style-name="ch5">
            <chart:title svg:x="5.45cm" svg:y="7.575cm" chart:style-name="ch6">
              <text:p>Tamaño (bytes)</text:p>
            </chart:title>
          </chart:axis>
          <chart:axis chart:dimension="y" chart:name="primary-y" chart:style-name="ch5">
            <chart:title svg:x="0.451cm" svg:y="5.287cm" chart:style-name="ch7">
              <text:p>TIempo (ms)</text:p>
            </chart:title>
            <chart:grid chart:style-name="ch8" chart:class="major"/>
          </chart:axis>
          <chart:series chart:style-name="ch9" chart:values-cell-range-address="Hoja1.B17:Hoja1.B27" chart:label-cell-address="Hoja1.B16:Hoja1.B16" chart:class="chart:scatter">
            <chart:domain table:cell-range-address="Hoja1.A17:Hoja1.A27"/>
            <chart:data-point chart:repeated="11"/>
          </chart:series>
          <chart:series chart:style-name="ch10" chart:values-cell-range-address="Hoja1.C17:Hoja1.C27" chart:label-cell-address="Hoja1.C16:Hoja1.C16" chart:class="chart:scatter">
            <chart:data-point chart:repeated="11"/>
          </chart:series>
          <chart:series chart:style-name="ch11" chart:values-cell-range-address="Hoja1.D17:Hoja1.D27" chart:label-cell-address="Hoja1.D16:Hoja1.D16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ocales</text:p>
                <draw:g>
                  <svg:desc>Hoja1.B16:Hoja1.B16</svg:desc>
                </draw:g>
              </table:table-cell>
              <table:table-cell office:value-type="string">
                <text:p>Globales</text:p>
                <draw:g>
                  <svg:desc>Hoja1.C16:Hoja1.C16</svg:desc>
                </draw:g>
              </table:table-cell>
              <table:table-cell office:value-type="string">
                <text:p>Dinámicos</text:p>
                <draw:g>
                  <svg:desc>Hoja1.D16:Hoja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A17:Hoja1.A27</svg:desc>
                </draw:g>
              </table:table-cell>
              <table:table-cell office:value-type="float" office:value="0.000425618">
                <text:p>0.000425618</text:p>
                <draw:g>
                  <svg:desc>Hoja1.B17:Hoja1.B27</svg:desc>
                </draw:g>
              </table:table-cell>
              <table:table-cell office:value-type="float" office:value="0.00045317">
                <text:p>0.00045317</text:p>
                <draw:g>
                  <svg:desc>Hoja1.C17:Hoja1.C27</svg:desc>
                </draw:g>
              </table:table-cell>
              <table:table-cell office:value-type="float" office:value="0.000419948">
                <text:p>0.000419948</text:p>
                <draw:g>
                  <svg:desc>Hoja1.D17:Hoja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83625">
                <text:p>0.00083625</text:p>
              </table:table-cell>
              <table:table-cell office:value-type="float" office:value="0.000850759">
                <text:p>0.000850759</text:p>
              </table:table-cell>
              <table:table-cell office:value-type="float" office:value="0.000550689">
                <text:p>0.00055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260025">
                <text:p>0.001260025</text:p>
              </table:table-cell>
              <table:table-cell office:value-type="float" office:value="0.001115098">
                <text:p>0.001115098</text:p>
              </table:table-cell>
              <table:table-cell office:value-type="float" office:value="0.001579105">
                <text:p>0.001579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003053">
                <text:p>0.003003053</text:p>
              </table:table-cell>
              <table:table-cell office:value-type="float" office:value="0.002490386">
                <text:p>0.002490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071652">
                <text:p>0.006071652</text:p>
              </table:table-cell>
              <table:table-cell office:value-type="float" office:value="0.005982679">
                <text:p>0.005982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2025076">
                <text:p>0.012025076</text:p>
              </table:table-cell>
              <table:table-cell office:value-type="float" office:value="0.012100045">
                <text:p>0.01210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4006358">
                <text:p>0.024006358</text:p>
              </table:table-cell>
              <table:table-cell office:value-type="float" office:value="0.023416976">
                <text:p>0.023416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429358">
                <text:p>0.04429358</text:p>
              </table:table-cell>
              <table:table-cell office:value-type="float" office:value="0.047130724">
                <text:p>0.047130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7653293">
                <text:p>0.087653293</text:p>
              </table:table-cell>
              <table:table-cell office:value-type="float" office:value="0.093780705">
                <text:p>0.093780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8277683">
                <text:p>0.18277683</text:p>
              </table:table-cell>
              <table:table-cell office:value-type="float" office:value="0.185038917">
                <text:p>0.185038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243974">
                <text:p>0.351243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